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6.996cm" style:use-optimal-column-width="false"/>
    </style:style>
    <style:style style:name="co2" style:family="table-column">
      <style:table-column-properties style:column-width="7.012cm" style:use-optimal-column-width="false"/>
    </style:style>
    <style:style style:name="ro1" style:family="table-row">
      <style:table-row-properties style:row-height="4.198cm"/>
    </style:style>
    <style:style style:name="ro2" style:family="table-row">
      <style:table-row-properties style:row-height="4.208cm"/>
    </style:style>
    <style:style style:name="ro3" style:family="table-row">
      <style:table-row-properties style:row-height="3.193cm"/>
    </style:style>
    <style:style style:name="ro4" style:family="table-row">
      <style:table-row-properties style:row-height="8.228cm"/>
    </style:style>
    <style:style style:name="ro5" style:family="table-row">
      <style:table-row-properties style:row-height="4.035cm"/>
    </style:style>
    <style:style style:name="ro6" style:family="table-row">
      <style:table-row-properties style:row-height="1.528cm"/>
    </style:style>
    <style:style style:name="ro7" style:family="table-row">
      <style:table-row-properties style:row-height="3.329cm"/>
    </style:style>
    <style:style style:name="ro8" style:family="table-row">
      <style:table-row-properties style:row-height="4.677cm"/>
    </style:style>
    <style:style style:name="ro9" style:family="table-row">
      <style:table-row-properties style:row-height="4.172cm"/>
    </style:style>
    <style:style style:name="ro10" style:family="table-row">
      <style:table-row-properties style:row-height="2.199cm"/>
    </style:style>
    <style:style style:name="ro11" style:family="table-row">
      <style:table-row-properties style:row-height="1.582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text-properties fo:font-size="12pt" fo:font-weight="bold" style:font-size-asian="12pt" style:font-weight-asian="bold" style:font-size-complex="12pt" style:font-weight-complex="bold"/>
    </style:style>
    <style:style style:name="ce3" style:family="table-cell">
      <style:text-properties fo:font-size="12pt" style:font-size-asian="12pt" style:font-size-complex="12pt"/>
    </style:style>
    <style:style style:name="ce4" style:family="table-cell"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>
      <style:text-properties fo:font-size="18pt" fo:font-weight="bold" style:font-size-asian="18pt" style:font-weight-asian="bold" style:font-size-complex="18pt" style:font-weight-complex="bold"/>
    </style:style>
    <style:style style:name="P1" style:family="paragraph">
      <loext:graphic-properties draw:fill-color="#ffffff"/>
    </style:style>
    <style:style style:name="P2" style:family="paragraph"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text-position="-33% 58%" fo:font-size="12pt" fo:font-weight="bold" style:font-size-asian="12pt" style:font-weight-asian="bold" style:font-size-complex="12pt" style:font-weight-complex="bold"/>
    </style:style>
    <style:style style:name="T6" style:family="text">
      <style:text-properties style:text-position="-33% 58%" fo:font-size="12pt" style:font-size-asian="12pt" style:font-size-complex="12pt"/>
    </style:style>
    <style:style style:name="T7" style:family="text">
      <style:text-properties style:text-position="0% 100%" fo:font-size="12pt" style:font-size-asian="12pt" style:font-size-complex="12pt"/>
    </style:style>
    <style:style style:name="T8" style:family="text">
      <style:text-properties fo:color="#3333ff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27.999cm" svg:height="20.999cm" svg:x="0cm" svg:y="0cm">
          <table:table table:template-name="earth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FUNCTION</text:span></text:p>
              </table:table-cell>
              <table:table-cell>
                <text:p><text:span text:style-name="T1">DESCRIPTION</text:span></text:p>
              </table:table-cell>
              <table:table-cell>
                <text:p><text:span text:style-name="T1">EXAMPLE</text:span></text:p>
              </table:table-cell>
              <table:table-cell>
                <text:p><text:span text:style-name="T1">RETURN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2">SET_TSTAMP &lt;mode&gt;</text:span></text:p>
              </table:table-cell>
              <table:table-cell>
                <text:p><text:span text:style-name="T3">This function set the time stamp. </text:span></text:p>
                <text:p><text:span text:style-name="T3">1-&gt;GPS</text:span></text:p>
                <text:p><text:span text:style-name="T3">2-&gt;INTERNAL</text:span></text:p>
                <text:p><text:span text:style-name="T3">3-&gt;NO_TIMESTAMP</text:span></text:p>
              </table:table-cell>
              <table:table-cell>
                <text:p><text:span text:style-name="T3">SET_TIMESTAMP 1,</text:span></text:p>
                <text:p><text:span text:style-name="T3">Will set the GPS time stamp</text:span></text:p>
              </table:table-cell>
              <table:table-cell>
                <text:p><text:span text:style-name="T3">0: success </text:span></text:p>
                <text:p><text:span text:style-name="T3">-1:Unable to set the timestamp</text:span></text:p>
                <text:p><text:span text:style-name="T3"/></text:p>
                <text:p><text:span text:style-name="T3">**An error number will be written to the main log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2">SET_OBJ &lt;object name&gt;</text:span></text:p>
              </table:table-cell>
              <table:table-cell>
                <text:p><text:span text:style-name="T3">This function will set the name of the object in the header. It is also used to create the appropriat folder</text:span></text:p>
              </table:table-cell>
              <table:table-cell>
                <text:p><text:span text:style-name="T3">SET_OBJ M31</text:span></text:p>
              </table:table-cell>
              <table:table-cell>
                <text:p><text:span text:style-name="T3">0: succes</text:span></text:p>
                <text:p><text:span text:style-name="T3">-1:Unable to set the object name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2">BIAS &lt;void&gt;</text:span></text:p>
              </table:table-cell>
              <table:table-cell>
                <text:p><text:span text:style-name="T3">This function subtract a bias frame to the scientific images. </text:span></text:p>
              </table:table-cell>
              <table:table-cell>
                <text:p><text:span text:style-name="T3">BIAS</text:span></text:p>
              </table:table-cell>
              <table:table-cell>
                <text:p><text:span text:style-name="T3">0:success</text:span></text:p>
                <text:p><text:span text:style-name="T3">-1:Unable to create a bias frame</text:span></text:p>
                <text:p><text:span text:style-name="T3">-2:There is an running acquisition. Stop and retry </text:span></text:p>
              </table:table-cell>
            </table:table-row>
            <table:table-row table:style-name="ro2" table:default-cell-style-name="ce3">
              <table:table-cell table:style-name="ce2">
                <text:p><text:span text:style-name="T2">GET_CCDT &lt;void&gt;</text:span></text:p>
              </table:table-cell>
              <table:table-cell>
                <text:p><text:span text:style-name="T3">This function retrieve the current temperature of the EMCCD</text:span></text:p>
              </table:table-cell>
              <table:table-cell>
                <text:p><text:span text:style-name="T3">GET_CCDT</text:span></text:p>
              </table:table-cell>
              <table:table-cell>
                <text:p><text:span text:style-name="T3">-1: unable to get the temperature</text:span></text:p>
                <text:p><text:span text:style-name="T3">T(°C): successfu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standard" draw:layer="layout" svg:width="27.999cm" svg:height="20.999cm" svg:x="0cm" svg:y="0cm">
          <table:table table:template-name="earth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3" table:default-cell-style-name="ce4">
              <table:table-cell table:style-name="ce2">
                <text:p><text:span text:style-name="T2">SET_CCDT &lt;double(°C)&gt;</text:span></text:p>
              </table:table-cell>
              <table:table-cell>
                <text:p><text:span text:style-name="T4">This function set the EMCCD temperature set point</text:span></text:p>
              </table:table-cell>
              <table:table-cell>
                <text:p><text:span text:style-name="T4">SET_CCDT -45.1</text:span></text:p>
              </table:table-cell>
              <table:table-cell>
                <text:p><text:span text:style-name="T4">0: sucess</text:span></text:p>
                <text:p><text:span text:style-name="T4">-1:unable to set the temperature</text:span></text:p>
              </table:table-cell>
            </table:table-row>
            <table:table-row table:style-name="ro3" table:default-cell-style-name="ce3">
              <table:table-cell table:style-name="ce2">
                <text:p><text:span text:style-name="T2">CLOSE &lt;void&gt;</text:span></text:p>
              </table:table-cell>
              <table:table-cell>
                <text:p><text:span text:style-name="T3">This function close the program PESTO.</text:span></text:p>
              </table:table-cell>
              <table:table-cell>
                <text:p><text:span text:style-name="T3">CLOSE</text:span></text:p>
              </table:table-cell>
              <table:table-cell>
                <text:p><text:span text:style-name="T3">0: success </text:span></text:p>
                <text:p><text:span text:style-name="T3">-1:Unable to close the program</text:span></text:p>
                <text:p><text:span text:style-name="T3"/></text:p>
                <text:p><text:span text:style-name="T3"/></text:p>
              </table:table-cell>
            </table:table-row>
            <table:table-row table:style-name="ro3" table:default-cell-style-name="ce3">
              <table:table-cell table:style-name="ce2">
                <text:p><text:span text:style-name="T2">STOP &lt;void&gt;</text:span></text:p>
              </table:table-cell>
              <table:table-cell>
                <text:p><text:span text:style-name="T3">This function will stop the acquisition. The function will return 0 only after the current frame is read.</text:span></text:p>
              </table:table-cell>
              <table:table-cell>
                <text:p><text:span text:style-name="T3">STOP</text:span></text:p>
              </table:table-cell>
              <table:table-cell>
                <text:p><text:span text:style-name="T3">0: succes</text:span></text:p>
                <text:p><text:span text:style-name="T3"/></text:p>
                <text:p><text:span text:style-name="T3">**May take up to the last exposure time value before it return 0</text:span></text:p>
              </table:table-cell>
            </table:table-row>
            <table:table-row table:style-name="ro3" table:default-cell-style-name="ce3">
              <table:table-cell table:style-name="ce2">
                <text:p><text:span text:style-name="T2">SET_EXPTIME &lt;time (ms)&gt;</text:span></text:p>
              </table:table-cell>
              <table:table-cell>
                <text:p><text:span text:style-name="T3">This function set the exposure time.</text:span></text:p>
              </table:table-cell>
              <table:table-cell>
                <text:p><text:span text:style-name="T3">SET_EXP 115.90</text:span></text:p>
              </table:table-cell>
              <table:table-cell>
                <text:p><text:span text:style-name="T3">0:success</text:span></text:p>
                <text:p><text:span text:style-name="T3">-1:Unable to create set the exposure time</text:span></text:p>
                <text:p><text:span text:style-name="T3"/></text:p>
              </table:table-cell>
            </table:table-row>
            <table:table-row table:style-name="ro4" table:default-cell-style-name="ce3">
              <table:table-cell table:style-name="ce2">
                <text:p><text:span text:style-name="T2">GO &lt;mode</text:span><text:span text:style-name="T5">a</text:span><text:span text:style-name="T2">&gt; &lt;nbExp&gt; &lt;mode</text:span><text:span text:style-name="T5">b</text:span><text:span text:style-name="T2">&gt; &lt;mode</text:span><text:span text:style-name="T5">c</text:span><text:span text:style-name="T2">&gt; </text:span></text:p>
              </table:table-cell>
              <table:table-cell>
                <text:p><text:span text:style-name="T3">This function trigger a serie of scientific exposure. </text:span></text:p>
                <text:p><text:span text:style-name="T3">Mode</text:span><text:span text:style-name="T6">a</text:span><text:span text:style-name="T7">: 1-&gt;infinite acquisition</text:span></text:p>
                <text:p><text:span text:style-name="T7"><text:s text:c="12"/></text:span><text:span text:style-name="T7">2-&gt; finite acquisition</text:span></text:p>
                <text:p><text:span text:style-name="T7">Mode</text:span><text:span text:style-name="T6">b</text:span><text:span text:style-name="T7">:1-&gt; the command will return after the acquisition is stoped or completed</text:span></text:p>
                <text:p><text:span text:style-name="T7"><text:s text:c="11"/></text:span><text:span text:style-name="T7">2-&gt; the command will return immediately</text:span></text:p>
                <text:p><text:span text:style-name="T7">Mode</text:span><text:span text:style-name="T6">c</text:span><text:span text:style-name="T7">:1-&gt;Target</text:span></text:p>
                <text:p><text:span text:style-name="T7"><text:s text:c="11"/></text:span><text:span text:style-name="T7">2-&gt;Sky flat</text:span></text:p>
                <text:p><text:span text:style-name="T7"><text:s text:c="11"/></text:span><text:span text:style-name="T7">3-&gt;DomeFlat</text:span></text:p>
                <text:p><text:span text:style-name="T7"><text:s text:c="11"/></text:span><text:span text:style-name="T7">4-&gt;Dark</text:span></text:p>
                <text:p><text:span text:style-name="T7"><text:s text:c="11"/></text:span><text:span text:style-name="T7">5-&gt;Video</text:span></text:p>
                <text:p><text:span text:style-name="T7">nbExp:number of expositions</text:span></text:p>
                <text:p><text:span text:style-name="T7"/></text:p>
              </table:table-cell>
              <table:table-cell>
                <text:p><text:span text:style-name="T3">GO 2 10 1 2</text:span></text:p>
                <text:p><text:span text:style-name="T3">This command will take 10 skyflat and will return 0 once the 10 images are taken.</text:span></text:p>
              </table:table-cell>
              <table:table-cell>
                <text:p><text:span text:style-name="T3">0:succesfull</text:span></text:p>
                <text:p><text:span text:style-name="T3">-1:unsuccessfull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standard" draw:layer="layout" svg:width="27.999cm" svg:height="20.996cm" svg:x="0cm" svg:y="0cm">
          <table:table table:template-name="earth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5" table:default-cell-style-name="ce4">
              <table:table-cell table:style-name="ce2">
                <text:p><text:span text:style-name="T2">SET_GAIN &lt;EMGAIN&gt;</text:span></text:p>
              </table:table-cell>
              <table:table-cell>
                <text:p><text:span text:style-name="T4">This function set the EM gain <text:s/></text:span></text:p>
              </table:table-cell>
              <table:table-cell>
                <text:p><text:span text:style-name="T4">SET_GAIN 254</text:span></text:p>
              </table:table-cell>
              <table:table-cell>
                <text:p><text:span text:style-name="T4">0: sucess</text:span></text:p>
                <text:p><text:span text:style-name="T4">-1:unable to set the gain</text:span></text:p>
                <text:p><text:span text:style-name="T4">-2: Value is out of range</text:span></text:p>
              </table:table-cell>
            </table:table-row>
            <table:table-row table:style-name="ro5" table:default-cell-style-name="ce3">
              <table:table-cell table:style-name="ce2">
                <text:p><text:span text:style-name="T2">PRINT_TCS &lt;void&gt;</text:span></text:p>
              </table:table-cell>
              <table:table-cell>
                <text:p><text:span text:style-name="T3">This function printthe status of tcs.</text:span></text:p>
                <text:p><text:span text:style-name="T3"/></text:p>
                <text:p><text:span text:style-name="T8">**mostly used to debug the program</text:span></text:p>
              </table:table-cell>
              <table:table-cell table:style-name="ce4">
                <text:p><text:span text:style-name="T4">PRINT_TCS</text:span></text:p>
              </table:table-cell>
              <table:table-cell>
                <text:p><text:span text:style-name="T3">0: success </text:span></text:p>
                <text:p><text:span text:style-name="T3"/></text:p>
                <text:p><text:span text:style-name="T3">**if unsuccesful, will return an error text</text:span></text:p>
              </table:table-cell>
            </table:table-row>
            <table:table-row table:style-name="ro5" table:default-cell-style-name="ce3">
              <table:table-cell table:style-name="ce2">
                <text:p><text:span text:style-name="T2">GET_GAIN &lt;void&gt;</text:span></text:p>
              </table:table-cell>
              <table:table-cell>
                <text:p><text:span text:style-name="T3">This function retirve the em gain of the camera</text:span></text:p>
              </table:table-cell>
              <table:table-cell>
                <text:p><text:span text:style-name="T3">GET_GAIN</text:span></text:p>
              </table:table-cell>
              <table:table-cell>
                <text:p><text:span text:style-name="T3">Gain: Will return the EM gain if succesful</text:span></text:p>
                <text:p><text:span text:style-name="T3">-1: Unsuccessful</text:span></text:p>
                <text:p><text:span text:style-name="T3"/></text:p>
              </table:table-cell>
            </table:table-row>
            <table:table-row table:style-name="ro5" table:default-cell-style-name="ce3">
              <table:table-cell table:style-name="ce2">
                <text:p><text:span text:style-name="T2">OPEN_SHUTTER &lt;void&gt;</text:span></text:p>
              </table:table-cell>
              <table:table-cell>
                <text:p><text:span text:style-name="T3">This function open the shutter of the camera.</text:span></text:p>
              </table:table-cell>
              <table:table-cell>
                <text:p><text:span text:style-name="T3">OPEN_SHUTTER</text:span></text:p>
              </table:table-cell>
              <table:table-cell>
                <text:p><text:span text:style-name="T3">O:succesful</text:span></text:p>
                <text:p><text:span text:style-name="T3">-1: unable to open the shutter</text:span></text:p>
              </table:table-cell>
            </table:table-row>
            <table:table-row table:style-name="ro6" table:default-cell-style-name="ce3">
              <table:table-cell table:style-name="ce2">
                <text:p><text:span text:style-name="T2">CLOSE_SHUTTER &lt;void&gt;</text:span></text:p>
              </table:table-cell>
              <table:table-cell>
                <text:p><text:span text:style-name="T3">This function close the shutter of the camera.</text:span></text:p>
              </table:table-cell>
              <table:table-cell>
                <text:p><text:span text:style-name="T3">CLOSE_SHUTER</text:span></text:p>
              </table:table-cell>
              <table:table-cell>
                <text:p><text:span text:style-name="T3">0:successful</text:span></text:p>
                <text:p><text:span text:style-name="T3">-1:unsuccesful</text:span></text:p>
              </table:table-cell>
            </table:table-row>
            <table:table-row table:style-name="ro7" table:default-cell-style-name="ce3">
              <table:table-cell table:style-name="ce2">
                <text:p><text:span text:style-name="T2">SET_RO &lt;readout mode&gt;</text:span></text:p>
              </table:table-cell>
              <table:table-cell>
                <text:p><text:span text:style-name="T3">This function sets the readout mode of the camera. A description of the readout mode can be found in the documentation or online on the instrument webpage</text:span></text:p>
              </table:table-cell>
              <table:table-cell>
                <text:p><text:span text:style-name="T3">SET_RO 1</text:span></text:p>
              </table:table-cell>
              <table:table-cell>
                <text:p><text:span text:style-name="T3">0:succesfull</text:span></text:p>
                <text:p><text:span text:style-name="T3">-1: unsuccessful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standard" draw:layer="layout" svg:width="27.999cm" svg:height="20.973cm" svg:x="0cm" svg:y="0cm">
          <table:table table:template-name="earth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8" table:default-cell-style-name="ce2">
              <table:table-cell>
                <text:p><text:span text:style-name="T2">FW &lt;position&gt;</text:span></text:p>
              </table:table-cell>
              <table:table-cell>
                <text:p><text:span text:style-name="T4">This function querry a change of position on the filter wheel. The position are H,1,2,3,4,5,+,?</text:span></text:p>
                <text:p><text:span text:style-name="T2"/></text:p>
                <text:p><text:span text:style-name="T8">**It is very important to use this function and not the functino positionFW</text:span></text:p>
              </table:table-cell>
              <table:table-cell table:style-name="ce4">
                <text:p><text:span text:style-name="T4">position H </text:span></text:p>
              </table:table-cell>
              <table:table-cell table:style-name="ce4">
                <text:p><text:span text:style-name="T4">Current position: Successful</text:span></text:p>
                <text:p><text:span text:style-name="T4">-1: unsuccessful</text:span></text:p>
                <text:p><text:span text:style-name="T4"/></text:p>
              </table:table-cell>
            </table:table-row>
            <table:table-row table:style-name="ro9" table:default-cell-style-name="ce3">
              <table:table-cell table:style-name="ce2">
                <text:p><text:span text:style-name="T2">CONNECT_FW &lt;device&gt;</text:span></text:p>
              </table:table-cell>
              <table:table-cell>
                <text:p><text:span text:style-name="T3">This function connect a new device on the filterwheel raspberry pi server.</text:span></text:p>
                <text:p><text:span text:style-name="T3"/></text:p>
                <text:p><text:span text:style-name="T8">**Used for troobleshooting the filter wheel</text:span></text:p>
              </table:table-cell>
              <table:table-cell>
                <text:p><text:span text:style-name="T3">CONNECT_FW /dev/ttyUSB0</text:span></text:p>
              </table:table-cell>
              <table:table-cell>
                <text:p><text:span text:style-name="T3">0:succesfull</text:span></text:p>
                <text:p><text:span text:style-name="T3">-1:unsuccessful</text:span></text:p>
              </table:table-cell>
            </table:table-row>
            <table:table-row table:style-name="ro9" table:default-cell-style-name="ce3">
              <table:table-cell table:style-name="ce2">
                <text:p><text:span text:style-name="T2">CLOSE_CONNECTION_FW &lt;void&gt;</text:span></text:p>
              </table:table-cell>
              <table:table-cell>
                <text:p><text:span text:style-name="T3">This function close the connection with the filter wheel. </text:span></text:p>
                <text:p><text:span text:style-name="T3"/></text:p>
                <text:p><text:span text:style-name="T9">**Used for troobleshooting the filter wheel</text:span></text:p>
              </table:table-cell>
              <table:table-cell>
                <text:p><text:span text:style-name="T3">CLOSE_CONNECTION_FW</text:span></text:p>
              </table:table-cell>
              <table:table-cell>
                <text:p><text:span text:style-name="T3">0:succesfull</text:span></text:p>
                <text:p><text:span text:style-name="T3">-1:unsuccessful</text:span></text:p>
              </table:table-cell>
            </table:table-row>
            <table:table-row table:style-name="ro9" table:default-cell-style-name="ce3">
              <table:table-cell table:style-name="ce2">
                <text:p><text:span text:style-name="T2">SET_OBS &lt;void&gt;</text:span></text:p>
              </table:table-cell>
              <table:table-cell>
                <text:p><text:span text:style-name="T3">This function set the name of the observer in the file’s header.</text:span></text:p>
              </table:table-cell>
              <table:table-cell>
                <text:p><text:span text:style-name="T3">SET_OBS john</text:span></text:p>
              </table:table-cell>
              <table:table-cell>
                <text:p><text:span text:style-name="T3">0:succesfull</text:span></text:p>
                <text:p><text:span text:style-name="T3">-1:unsuccessful</text:span></text:p>
              </table:table-cell>
            </table:table-row>
            <table:table-row table:style-name="ro10" table:default-cell-style-name="ce3">
              <table:table-cell table:style-name="ce2">
                <text:p><text:span text:style-name="T2">SET_OPERATOR &lt;void&gt;</text:span></text:p>
              </table:table-cell>
              <table:table-cell>
                <text:p><text:span text:style-name="T3">This functino set the name of the telescope operator in the file’s header.</text:span></text:p>
              </table:table-cell>
              <table:table-cell>
                <text:p><text:span text:style-name="T3">SET_OPE Julien</text:span></text:p>
              </table:table-cell>
              <table:table-cell>
                <text:p><text:span text:style-name="T3">0:succesfull</text:span></text:p>
                <text:p><text:span text:style-name="T3">-1:unsuccessful</text:span></text:p>
              </table:table-cell>
            </table:table-row>
            <table:table-row table:style-name="ro11" table:default-cell-style-name="ce3">
              <table:table-cell table:style-name="ce2"/>
              <table:table-cell/>
              <table:table-cell/>
              <table:table-cell>
                <text:p><text:span text:style-name="T3">0:succesfull</text:span></text:p>
                <text:p><text:span text:style-name="T3">-1:unsuccessful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standard" draw:layer="layout" svg:width="27.999cm" svg:height="22.234cm" svg:x="0cm" svg:y="0cm">
          <table:table table:template-name="earth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8" table:default-cell-style-name="ce2">
              <table:table-cell>
                <text:p><text:span text:style-name="T2">SET_ROI &lt;offset Y&gt; &lt;height&gt;</text:span></text:p>
              </table:table-cell>
              <table:table-cell>
                <text:p><text:span text:style-name="T2">This function creates a ROI. If the readout mode is set to EM, up to 8 ROI can be created per image. In conventional, only 1 ROI can be created. The offset is calculated from the top/bottom of the frame. By default the width of the ROI is 1024 pixels.</text:span></text:p>
              </table:table-cell>
              <table:table-cell>
                <text:p><text:span text:style-name="T2">SET_ROI 100 430</text:span></text:p>
                <text:p><text:span text:style-name="T2"/></text:p>
                <text:p><text:span text:style-name="T8">**Will set a ROI of 1024x430 100 pixels from the top/bottom? of the frame.</text:span></text:p>
              </table:table-cell>
              <table:table-cell>
                <text:p><text:span text:style-name="T2">0:successful</text:span></text:p>
                <text:p><text:span text:style-name="T2">-1: unsuccessful</text:span></text:p>
              </table:table-cell>
            </table:table-row>
            <table:table-row table:style-name="ro9" table:default-cell-style-name="ce3">
              <table:table-cell table:style-name="ce2">
                <text:p><text:span text:style-name="T2">GET_BIAS_STATUS &lt;void&gt;</text:span></text:p>
              </table:table-cell>
              <table:table-cell>
                <text:p><text:span text:style-name="T3">This function will return the staus of the bias. It will take into consideration the timestamp, readout mode, and ROI. </text:span></text:p>
                <text:p><text:span text:style-name="T9">**This function will not be triggered if the temperature of the detector change due to thermomechanical problem. If it does, the bias should be updated manually. <text:s/></text:span><text:span text:style-name="T3"><text:s/></text:span></text:p>
              </table:table-cell>
              <table:table-cell>
                <text:p><text:span text:style-name="T3">GET_BIAS_STATUS</text:span></text:p>
              </table:table-cell>
              <table:table-cell>
                <text:p><text:span text:style-name="T3">1: the bias is up to date</text:span></text:p>
                <text:p><text:span text:style-name="T3">0:The bias is out of date</text:span></text:p>
              </table:table-cell>
            </table:table-row>
            <table:table-row table:style-name="ro9" table:default-cell-style-name="ce3">
              <table:table-cell table:style-name="ce2">
                <text:p><text:span text:style-name="T2">GET_EXP &lt;void&gt;</text:span></text:p>
              </table:table-cell>
              <table:table-cell>
                <text:p><text:span text:style-name="T3">This function will retrieve the exposure time (readout time incl.).</text:span></text:p>
              </table:table-cell>
              <table:table-cell>
                <text:p><text:span text:style-name="T3">GET_EXPTIME</text:span></text:p>
              </table:table-cell>
              <table:table-cell>
                <text:p><text:span text:style-name="T3">Readout time: successfull</text:span></text:p>
                <text:p><text:span text:style-name="T3">-1: unccessfull</text:span></text:p>
              </table:table-cell>
            </table:table-row>
            <table:table-row table:style-name="ro9" table:default-cell-style-name="ce3">
              <table:table-cell table:style-name="ce2">
                <text:p><text:span text:style-name="T2">GET_ROMODE &lt;void&gt;</text:span></text:p>
              </table:table-cell>
              <table:table-cell>
                <text:p><text:span text:style-name="T3">This function retirve the readout mode of the camera.</text:span></text:p>
              </table:table-cell>
              <table:table-cell>
                <text:p><text:span text:style-name="T3">GET_ROMODE</text:span></text:p>
              </table:table-cell>
              <table:table-cell>
                <text:p><text:span text:style-name="T3">1-20: successfull</text:span></text:p>
                <text:p><text:span text:style-name="T3">-1:unccessfull</text:span></text:p>
              </table:table-cell>
            </table:table-row>
            <table:table-row table:style-name="ro10" table:default-cell-style-name="ce3">
              <table:table-cell table:style-name="ce2">
                <text:p><text:span text:style-name="T2">OVERIDEFW &lt;filtre&gt;</text:span></text:p>
              </table:table-cell>
              <table:table-cell>
                <text:p><text:span text:style-name="T3">This function will override the filtre keyword in the header’s files. This is used whenever there is a problem with the filter wheel to write directly in the headers.</text:span></text:p>
              </table:table-cell>
              <table:table-cell>
                <text:p><text:span text:style-name="T3">OVERIDEFW g</text:span></text:p>
              </table:table-cell>
              <table:table-cell>
                <text:p><text:span text:style-name="T3">0: successfull</text:span></text:p>
                <text:p><text:span text:style-name="T3">-1: unsuccessfull</text:span></text:p>
              </table:table-cell>
            </table:table-row>
            <table:table-row table:style-name="ro11" table:default-cell-style-name="ce3">
              <table:table-cell table:style-name="ce2"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Default_5f_1" draw:layer="layout" svg:width="27.999cm" svg:height="20.996cm" svg:x="0cm" svg:y="0cm">
          <table:table table:template-name="earth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5" table:default-cell-style-name="ce4">
              <table:table-cell table:style-name="ce5">
                <text:p text:style-name="P2"><text:span text:style-name="T10">ISACQONGOING &lt;void&gt;</text:span></text:p>
              </table:table-cell>
              <table:table-cell>
                <text:p><text:span text:style-name="T3">This function return 1 if an <text:s/>acquisition is ongoing. It will return 0 if its not. This function can be call at any moment.</text:span></text:p>
              </table:table-cell>
              <table:table-cell>
                <text:p text:style-name="P3">ISACQONGOING</text:p>
              </table:table-cell>
              <table:table-cell>
                <text:p text:style-name="P3">0: not on going</text:p>
                <text:p text:style-name="P3">1: An acquisition is ongoing</text:p>
              </table:table-cell>
            </table:table-row>
            <table:table-row table:style-name="ro5" table:default-cell-style-name="ce3">
              <table:table-cell table:style-name="ce2">
                <text:p text:style-name="P4"><text:span text:style-name="T1">STOPTHREAD &lt;STOP&gt;</text:span></text:p>
              </table:table-cell>
              <table:table-cell>
                <text:p text:style-name="P3"><text:span text:style-name="T3">This function stop a serie of acquisition. Unfortunately, the exposition cannot be halted. A message will be displayed every second untill the sequence is stoped.</text:span></text:p>
              </table:table-cell>
              <table:table-cell table:style-name="ce4">
                <text:p text:style-name="P3">STOPTHREAD</text:p>
              </table:table-cell>
              <table:table-cell>
                <text:p text:style-name="P3">Always return 0</text:p>
              </table:table-cell>
            </table:table-row>
            <table:table-row table:style-name="ro5" table:default-cell-style-name="ce3">
              <table:table-cell table:style-name="ce2"/>
              <table:table-cell/>
              <table:table-cell/>
              <table:table-cell/>
            </table:table-row>
            <table:table-row table:style-name="ro5" table:default-cell-style-name="ce3">
              <table:table-cell table:style-name="ce2"/>
              <table:table-cell/>
              <table:table-cell/>
              <table:table-cell/>
            </table:table-row>
            <table:table-row table:style-name="ro6" table:default-cell-style-name="ce3">
              <table:table-cell table:style-name="ce2"/>
              <table:table-cell/>
              <table:table-cell/>
              <table:table-cell/>
            </table:table-row>
            <table:table-row table:style-name="ro7" table:default-cell-style-name="ce3">
              <table:table-cell table:style-name="ce2"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earth"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8T10:32:53.428393356</meta:creation-date>
    <dc:date>2018-10-11T16:49:30.846008391</dc:date>
    <meta:editing-duration>PT9H19M27S</meta:editing-duration>
    <meta:editing-cycles>35</meta:editing-cycles>
    <meta:generator>LibreOffice/6.0.6.2$Linux_X86_64 LibreOffice_project/00m0$Build-2</meta:generator>
    <meta:document-statistic meta:object-count="39"/>
  </office:meta>
</office:document-meta>
</file>